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7b2d3" officeooo:paragraph-rsid="0011ac43"/>
    </style:style>
    <style:style style:name="P3" style:family="paragraph" style:parent-style-name="Standard">
      <style:paragraph-properties fo:text-align="center" style:justify-single-word="false"/>
      <style:text-properties officeooo:rsid="00167f67" officeooo:paragraph-rsid="0011ac43"/>
    </style:style>
    <style:style style:name="P4" style:family="paragraph" style:parent-style-name="Standard">
      <style:text-properties officeooo:paragraph-rsid="0011ac43"/>
    </style:style>
    <style:style style:name="P5" style:family="paragraph" style:parent-style-name="Standard">
      <style:paragraph-properties fo:text-align="center" style:justify-single-word="false"/>
      <style:text-properties fo:font-weight="bold" officeooo:rsid="00193a42" officeooo:paragraph-rsid="0011ac43" style:font-weight-asian="bold" style:font-weight-complex="bold"/>
    </style:style>
    <style:style style:name="P6" style:family="paragraph" style:parent-style-name="Standard">
      <style:paragraph-properties fo:text-align="center" style:justify-single-word="false"/>
      <style:text-properties fo:font-weight="bold" officeooo:paragraph-rsid="0011ac43" style:font-weight-asian="bold" style:font-weight-complex="bold"/>
    </style:style>
    <style:style style:name="P7" style:family="paragraph" style:parent-style-name="Standard">
      <style:paragraph-properties fo:text-align="center" style:justify-single-word="false"/>
      <style:text-properties fo:font-weight="bold" officeooo:rsid="001cfe34" officeooo:paragraph-rsid="0012d2da" style:font-weight-asian="bold" style:font-weight-complex="bold"/>
    </style:style>
    <style:style style:name="P8" style:family="paragraph" style:parent-style-name="Standard">
      <style:paragraph-properties fo:text-align="end" style:justify-single-word="false"/>
      <style:text-properties fo:font-weight="bold" officeooo:rsid="001d8d72" officeooo:paragraph-rsid="0012d2da" style:font-weight-asian="bold" style:font-weight-complex="bold"/>
    </style:style>
    <style:style style:name="P9" style:family="paragraph" style:parent-style-name="Standard">
      <style:paragraph-properties fo:text-align="center" style:justify-single-word="false"/>
      <style:text-properties fo:font-weight="bold" officeooo:rsid="0013b0c8" officeooo:paragraph-rsid="0013b0c8" style:font-weight-asian="bold" style:font-weight-complex="bold"/>
    </style:style>
    <style:style style:name="P10" style:family="paragraph" style:parent-style-name="Standard">
      <style:paragraph-properties fo:text-align="center" style:justify-single-word="false"/>
      <style:text-properties officeooo:rsid="00193a42" officeooo:paragraph-rsid="0011ac43"/>
    </style:style>
    <style:style style:name="P11" style:family="paragraph" style:parent-style-name="Standard">
      <style:paragraph-properties fo:text-align="center" style:justify-single-word="false"/>
      <style:text-properties officeooo:paragraph-rsid="0011ac43"/>
    </style:style>
    <style:style style:name="P12" style:family="paragraph" style:parent-style-name="Standard">
      <style:paragraph-properties fo:text-align="center" style:justify-single-word="false"/>
      <style:text-properties fo:font-weight="normal" officeooo:rsid="001ad91e" officeooo:paragraph-rsid="0011ac43" style:font-weight-asian="normal" style:font-weight-complex="normal"/>
    </style:style>
    <style:style style:name="P13" style:family="paragraph" style:parent-style-name="Standard">
      <style:text-properties officeooo:rsid="001cfe34" officeooo:paragraph-rsid="0012d2da"/>
    </style:style>
    <style:style style:name="P14" style:family="paragraph" style:parent-style-name="Standard">
      <style:text-properties officeooo:rsid="001cfe34" officeooo:paragraph-rsid="0015402e"/>
    </style:style>
    <style:style style:name="P15" style:family="paragraph" style:parent-style-name="Standard">
      <style:text-properties officeooo:rsid="001d8d72" officeooo:paragraph-rsid="0012d2da"/>
    </style:style>
    <style:style style:name="P16" style:family="paragraph" style:parent-style-name="Standard">
      <style:text-properties officeooo:rsid="001d8d72" officeooo:paragraph-rsid="0016d0f8"/>
    </style:style>
    <style:style style:name="P17" style:family="paragraph" style:parent-style-name="Standard">
      <style:text-properties officeooo:paragraph-rsid="0012d2da"/>
    </style:style>
    <style:style style:name="P18" style:family="paragraph" style:parent-style-name="Standard">
      <style:text-properties officeooo:rsid="0013b0c8" officeooo:paragraph-rsid="0013b0c8"/>
    </style:style>
    <style:style style:name="P19" style:family="paragraph" style:parent-style-name="Standard">
      <style:paragraph-properties fo:text-align="center" style:justify-single-word="false"/>
      <style:text-properties officeooo:rsid="0013b0c8" officeooo:paragraph-rsid="0013b0c8"/>
    </style:style>
    <style:style style:name="P20" style:family="paragraph" style:parent-style-name="Standard">
      <style:text-properties officeooo:rsid="0015402e" officeooo:paragraph-rsid="0015402e"/>
    </style:style>
    <style:style style:name="P21" style:family="paragraph" style:parent-style-name="Standard">
      <style:text-properties officeooo:rsid="0015402e" officeooo:paragraph-rsid="0016d0f8"/>
    </style:style>
    <style:style style:name="P22" style:family="paragraph" style:parent-style-name="Standard">
      <style:text-properties officeooo:rsid="0018d109" officeooo:paragraph-rsid="0018d109"/>
    </style:style>
    <style:style style:name="P23" style:family="paragraph" style:parent-style-name="Standard">
      <style:paragraph-properties fo:text-align="center" style:justify-single-word="false"/>
      <style:text-properties officeooo:rsid="0018d109" officeooo:paragraph-rsid="0018d109"/>
    </style:style>
    <style:style style:name="P24" style:family="paragraph" style:parent-style-name="Preformatted_20_Text">
      <loext:graphic-properties draw:fill="solid" draw:fill-color="#2b2b2b" draw:opacity="100%"/>
      <style:paragraph-properties fo:background-color="#2b2b2b"/>
      <style:text-properties fo:color="#a9b7c6" style:font-name="Menlo" fo:font-size="10pt" style:font-size-asian="10pt" style:font-size-complex="10pt"/>
    </style:style>
    <style:style style:name="P25" style:family="paragraph" style:parent-style-name="Preformatted_20_Text">
      <style:text-properties fo:color="#a9b7c6" style:font-name="Menlo" fo:font-size="10pt" officeooo:rsid="00253b50" officeooo:paragraph-rsid="00253b50" style:font-size-asian="10pt" style:font-size-complex="10pt"/>
    </style:style>
    <style:style style:name="P26" style:family="paragraph" style:parent-style-name="Preformatted_20_Text">
      <loext:graphic-properties draw:fill="solid" draw:fill-color="#2b2b2b" draw:opacity="100%"/>
      <style:paragraph-properties fo:background-color="#2b2b2b"/>
      <style:text-properties fo:color="#a9b7c6" style:font-name="Menlo" fo:font-size="10pt" officeooo:rsid="00253b50" officeooo:paragraph-rsid="00253b50" style:font-size-asian="10pt" style:font-size-complex="10pt"/>
    </style:style>
    <style:style style:name="P27" style:family="paragraph" style:parent-style-name="Preformatted_20_Text">
      <loext:graphic-properties draw:fill="solid" draw:fill-color="#2b2b2b" draw:opacity="100%"/>
      <style:paragraph-properties fo:background-color="#2b2b2b"/>
      <style:text-properties fo:color="#a9b7c6" fo:font-size="10pt" style:font-size-asian="10pt" style:font-size-complex="10pt"/>
    </style:style>
    <style:style style:name="P28"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Menlo" fo:font-size="10pt" style:font-size-asian="10pt" style:font-size-complex="10pt"/>
    </style:style>
    <style:style style:name="P29" style:family="paragraph" style:parent-style-name="Standard" style:master-page-name="First_20_Page">
      <style:paragraph-properties fo:text-align="center" style:justify-single-word="false" style:page-number="1"/>
      <style:text-properties officeooo:rsid="00167f67" officeooo:paragraph-rsid="0011ac43"/>
    </style:style>
    <style:style style:name="P30" style:family="paragraph" style:parent-style-name="Standard" style:master-page-name="Index">
      <style:paragraph-properties style:page-number="auto"/>
      <style:text-properties officeooo:rsid="0017b2d3" officeooo:paragraph-rsid="0011ac43"/>
    </style:style>
    <style:style style:name="P31" style:family="paragraph" style:parent-style-name="Standard">
      <style:text-properties officeooo:rsid="0015402e" officeooo:paragraph-rsid="0012d2da"/>
    </style:style>
    <style:style style:name="P32" style:family="paragraph" style:parent-style-name="Standard">
      <style:text-properties officeooo:rsid="0015402e" officeooo:paragraph-rsid="0015402e"/>
    </style:style>
    <style:style style:name="P33" style:family="paragraph" style:parent-style-name="Standard">
      <style:text-properties officeooo:rsid="0018d109" officeooo:paragraph-rsid="0018d109"/>
    </style:style>
    <style:style style:name="P34" style:family="paragraph" style:parent-style-name="Standard">
      <style:text-properties officeooo:rsid="00249a9e" officeooo:paragraph-rsid="00249a9e"/>
    </style:style>
    <style:style style:name="P35" style:family="paragraph" style:parent-style-name="Standard">
      <style:text-properties officeooo:rsid="001ef056" officeooo:paragraph-rsid="001ef056"/>
    </style:style>
    <style:style style:name="P36" style:family="paragraph" style:parent-style-name="Standard">
      <style:text-properties officeooo:rsid="00253b50" officeooo:paragraph-rsid="00253b50"/>
    </style:style>
    <style:style style:name="P37" style:family="paragraph" style:parent-style-name="Standard">
      <style:text-properties officeooo:rsid="0025635d" officeooo:paragraph-rsid="0025635d"/>
    </style:style>
    <style:style style:name="P38" style:family="paragraph" style:parent-style-name="Standard">
      <style:text-properties officeooo:paragraph-rsid="0025635d"/>
    </style:style>
    <style:style style:name="P39" style:family="paragraph" style:parent-style-name="Standard">
      <loext:graphic-properties draw:fill="solid" draw:fill-color="#2b2b2b" draw:opacity="100%"/>
      <style:paragraph-properties fo:background-color="#2b2b2b"/>
      <style:text-properties fo:color="#a9b7c6" fo:font-size="10pt" officeooo:paragraph-rsid="0025635d" style:font-size-asian="10pt" style:font-size-complex="10pt"/>
    </style:style>
    <style:style style:name="P40" style:family="paragraph" style:parent-style-name="Standard">
      <style:text-properties officeooo:rsid="00269b91" officeooo:paragraph-rsid="00269b91"/>
    </style:style>
    <style:style style:name="P41" style:family="paragraph" style:parent-style-name="Standard">
      <style:text-properties officeooo:paragraph-rsid="00269b91"/>
    </style:style>
    <style:style style:name="P42" style:family="paragraph" style:parent-style-name="Standard">
      <style:text-properties officeooo:rsid="002a7b6a" officeooo:paragraph-rsid="002a7b6a"/>
    </style:style>
    <style:style style:name="P43" style:family="paragraph" style:parent-style-name="Standard">
      <style:text-properties officeooo:rsid="002aa4c0" officeooo:paragraph-rsid="002aa4c0"/>
    </style:style>
    <style:style style:name="T1" style:family="text">
      <style:text-properties officeooo:rsid="001ad91e"/>
    </style:style>
    <style:style style:name="T2" style:family="text">
      <style:text-properties officeooo:rsid="0016d0f8"/>
    </style:style>
    <style:style style:name="T3" style:family="text">
      <style:text-properties officeooo:rsid="001a4334"/>
    </style:style>
    <style:style style:name="T4" style:family="text">
      <style:text-properties officeooo:rsid="001b823a"/>
    </style:style>
    <style:style style:name="T5" style:family="text">
      <style:text-properties officeooo:rsid="001e4774"/>
    </style:style>
    <style:style style:name="T6" style:family="text">
      <style:text-properties officeooo:rsid="00249a9e"/>
    </style:style>
    <style:style style:name="T7" style:family="text">
      <style:text-properties fo:color="#cc7832"/>
    </style:style>
    <style:style style:name="T8" style:family="text">
      <style:text-properties fo:color="#cc7832" style:font-name="Menlo"/>
    </style:style>
    <style:style style:name="T9" style:family="text">
      <style:text-properties fo:color="#cc7832" style:font-name="Menlo" officeooo:rsid="0025635d"/>
    </style:style>
    <style:style style:name="T10" style:family="text">
      <style:text-properties fo:color="#9876aa" style:font-name="Menlo"/>
    </style:style>
    <style:style style:name="T11" style:family="text">
      <style:text-properties style:font-name="Menlo"/>
    </style:style>
    <style:style style:name="T12" style:family="text">
      <style:text-properties fo:color="#6897bb" style:font-name="Menlo"/>
    </style:style>
    <style:style style:name="T13" style:family="text">
      <style:text-properties fo:color="#ffc66d"/>
    </style:style>
    <style:style style:name="T14" style:family="text">
      <style:text-properties fo:color="#ffc66d" style:font-name="Menlo"/>
    </style:style>
    <style:style style:name="T15" style:family="text">
      <style:text-properties fo:color="#808080"/>
    </style:style>
    <style:style style:name="T16" style:family="text">
      <style:text-properties fo:color="#808080" style:font-name="Menlo"/>
    </style:style>
    <style:style style:name="T17" style:family="text">
      <style:text-properties officeooo:rsid="0025635d"/>
    </style:style>
    <style:style style:name="T18" style:family="text">
      <style:text-properties officeooo:rsid="00269b91"/>
    </style:style>
    <style:style style:name="T19" style:family="text">
      <style:text-properties officeooo:rsid="002a7b6a"/>
    </style:style>
    <style:style style:name="T20" style:family="text">
      <style:text-properties fo:color="#e8bf6a" style:font-name="Menlo" fo:font-size="16.5pt" officeooo:rsid="002a7b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MODEL CHECKING</text:p>
      <text:p text:style-name="P4"/>
      <text:p text:style-name="P3">by </text:p>
      <text:p text:style-name="P3"/>
      <text:p text:style-name="P3">Mark McDermott</text:p>
      <text:p text:style-name="P4"/>
      <text:p text:style-name="P4"/>
      <text:p text:style-name="P4"/>
      <text:p text:style-name="P4"/>
      <text:p text:style-name="P4"/>
      <text:p text:style-name="P3">A thesis submitted to the Graduate Council of</text:p>
      <text:p text:style-name="P3">Texas State University in partial fulfillment </text:p>
      <text:p text:style-name="P3">of the requirements for the degree of </text:p>
      <text:p text:style-name="P3">Master of Science</text:p>
      <text:p text:style-name="P3">with a Major in Software Engineering</text:p>
      <text:p text:style-name="P3">February 2020</text:p>
      <text:p text:style-name="P4"/>
      <text:p text:style-name="P4"/>
      <text:p text:style-name="P4"/>
      <text:p text:style-name="P2">Committee Members:</text:p>
      <text:p text:style-name="P2"/>
      <text:p text:style-name="P2">Rodion Podorozhny, Chai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
      <text:p text:style-name="P2"/>
      <text:p text:style-name="P2"/>
      <text:p text:style-name="P2"/>
      <text:p text:style-name="P2"/>
      <text:p text:style-name="P2"/>
      <text:p text:style-name="P2"/>
      <text:p text:style-name="P2"/>
      <text:p text:style-name="P2"/>
      <text:p text:style-name="P5">COPYRIGHT</text:p>
      <text:p text:style-name="P10"/>
      <text:p text:style-name="P10">by</text:p>
      <text:p text:style-name="P10"/>
      <text:p text:style-name="P10">Mark McDermott</text:p>
      <text:p text:style-name="P10"/>
      <text:p text:style-name="P10">202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6">FAIR USE AND AUTHOR’S PERMISSION STATEMENT</text:p>
      <text:p text:style-name="P11"/>
      <text:p text:style-name="P6">Fair Use</text:p>
      <text:p text:style-name="P12"/>
      <text:p text:style-name="P11">This work is protected by the Copyright Laws of the United States (Public Law 94-553, section 107). Consistent with fair use as defined in the Copyright Laws, brief quotations from this material are allowed with proper acknowledgment. Use of this material for financial gain without the author’s express written permission is not allowed.</text:p>
      <text:p text:style-name="P11"/>
      <text:p text:style-name="P11"/>
      <text:p text:style-name="P6">Duplication Permission</text:p>
      <text:p text:style-name="P11"/>
      <text:p text:style-name="P11">As the copyright holder of this work I, <text:span text:style-name="T1">Mark McDermott</text:span>, authorize duplication of this work, in whole or in part, for educational or scholarly purposes on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
      <text:p text:style-name="P2"/>
      <text:p text:style-name="P2"/>
      <text:p text:style-name="P2"/>
      <text:p text:style-name="P2"/>
      <text:p text:style-name="P17"/>
      <text:p text:style-name="P7">TABLE OF CONTENTS</text:p>
      <text:p text:style-name="P13"/>
      <text:p text:style-name="P8">Page</text:p>
      <text:p text:style-name="P15"/>
      <text:p text:style-name="P15">ABSTRACT …………………………………………………………………………………………...</text:p>
      <text:p text:style-name="P13"/>
      <text:p text:style-name="P20">CHAPTER</text:p>
      <text:p text:style-name="P20"/>
      <text:p text:style-name="P20"><text:tab/>1. INTRODUCTION ………………………………………………………………………….. 1</text:p>
      <text:p text:style-name="P13"/>
      <text:p text:style-name="P31"><text:tab/>2. <text:span text:style-name="T6">APPROACH ………….</text:span> …………………………………………………………………….</text:p>
      <text:p text:style-name="P13"/>
      <text:p text:style-name="P20"><text:tab/>3. PROBLEM DESCRIPTION ……………………………………………………………….</text:p>
      <text:p text:style-name="P13"/>
      <text:p text:style-name="P20"><text:tab/>4. SOLUTION DESIGN ……...……………………………………………………………….</text:p>
      <text:p text:style-name="P14"/>
      <text:p text:style-name="P20"><text:tab/>5. EVALUATION &amp; EXPERIMENTAL RESULTS ………………………………………….</text:p>
      <text:p text:style-name="P20"/>
      <text:p text:style-name="P21"><text:tab/><text:span text:style-name="T2">6. FUTURE WORK .…………………………………………………………………………</text:span>..</text:p>
      <text:p text:style-name="P13"/>
      <text:p text:style-name="P13"/>
      <text:p text:style-name="P16"><text:span text:style-name="T2">LITERATURE CITED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9">ABSTRAC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9">1. INTRODUCTIO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23">2. APPROACH</text:p>
      <text:p text:style-name="P22"/>
      <text:p text:style-name="Standard"><text:span text:style-name="T18">Sequential Process: COVID-19 Intubation [1]<text:line-break/>[diagram here of a graph of </text:span><text:span text:style-name="T20"><text:line-break/></text:span>&lt;step-declaration id="_0" kind="sequential" name="Intubation of COVID-19 patient" property="RN, RT and Intubator present"&gt;</text:p>
      <text:p text:style-name="Standard"><text:s/>&lt;step-declaration id="_1" kind="leaf" name="O2 preoxygenation (3-5 mins)" /&gt;</text:p>
      <text:p text:style-name="Standard"><text:s/>&lt;step-declaration id="_2" kind="leaf" name="Endotracheal tube cuff" /&gt;</text:p>
      <text:p text:style-name="Standard"><text:s/>&lt;step-declaration id="_3" kind="leaf" name="Positive pressure ventilation" /&gt;</text:p>
      <text:p text:style-name="Standard"><text:s/>&lt;step-declaration id="_3" kind="leaf" name="Seal soiled equipment in biohazard bags" /&gt;</text:p>
      <text:p text:style-name="Standard">&lt;/step-declaration&gt;</text:p>
      <text:p text:style-name="P42">]</text:p>
      <text:p text:style-name="P40"/>
      <text:p text:style-name="P40">Parallel Process: Initiating a Code Blue [2]</text:p>
      <text:p text:style-name="P42">[diagram here of a graph of </text:p>
      <text:p text:style-name="P34">&lt;step-declaration id="_0" kind="parallel" name="Initiate Code Blue (Outside)" property="You are outside patient room"&gt;</text:p>
      <text:p text:style-name="P34"><text:s text:c="4"/>&lt;step-declaration id="_2" kind="sequential" name="Prepare self for Code Blue" /&gt;</text:p>
      <text:p text:style-name="P34"><text:s text:c="8"/>&lt;step-declaration id="_4" kind="leaf" name="Don personal protective equipment" /&gt;</text:p>
      <text:p text:style-name="P34"><text:s text:c="8"/>&lt;step-declaration id="_4" kind="leaf" name="Enter room" /&gt;</text:p>
      <text:p text:style-name="P34"><text:s text:c="4"/>&lt;step-declaration id="_3" kind="leaf" name="Ask someone to activate Code Blue" /&gt;</text:p>
      <text:p text:style-name="P34">&lt;/step-declaration&gt;</text:p>
      <text:p text:style-name="P42">]</text:p>
      <text:p text:style-name="P34"/>
      <text:p text:style-name="P34">CTL Algorithms</text:p>
      <text:p text:style-name="P22"/>
      <text:p text:style-name="P22"><text:tab/><text:span text:style-name="T3">The basic CTL algorithms for model checking are fairly straightforward. In general they traverse a graph, checking whether the different states passed through meet certain conditions. The different algorithms search for states which satisfy different conditions. Each algorithm searches for both temporal and path conditions. The temporal operators are G (global), F (future), X (next), U (until) and R (release). Global means all states after the current state. Future means some state after the current state. Next means children of the current state. Until means future states until a certain type of state if found. There are also two path quantifiers, A and E. A is for “always” and E is for “exists”. Always in this case means that all children of the current node and exists mean any child of the current node.</text:span></text:p>
      <text:p text:style-name="P22"><text:tab/><text:span text:style-name="T4">The simplest of the model checking algorithms are AX and EX. Since these only check direct children, there is no need for recursion. The AX algorithm takes in a state and checks the child states to see if they all have the desired property and returns true if they do. The EX algorithm checks the child states to see if any of them have the desired state.</text:span></text:p>
      <text:p text:style-name="P22"><text:tab/><text:span text:style-name="T4">The AG algorithm checks if the current node has the desired state and then recursively checks if all children states have the property. The EG algorithm checks if the current node has the desired state and then checks its children recursively. If the original state has the desired property and if any of the original state’s children return true for the recursive check for the desired property then EG is satisfied. </text:span></text:p>
      <text:p text:style-name="P22"><text:tab/><text:span text:style-name="T5">The AF algorithm checks the current state’s children recursively. If all the children return true for the recursive check for any state that satisfies the property, then AF is satisfied. <text:s/>The EF algorithm checks if the current state holds for the desired property and if it holds, the algorithm returns true. If the </text:span><text:soft-page-break/><text:span text:style-name="T5">current state does not hold, the algorithm recursively checks all children of the current state. If any the states traversed hold for the property, the EF algorithm returns true.</text:span></text:p>
      <text:p text:style-name="P35"/>
      <text:p text:style-name="P34">Translation Algorithms</text:p>
      <text:p text:style-name="P34"/>
      <text:p text:style-name="P34"><text:tab/>Translation is the process where we take a graph comprised of aggregate Little-JIL steps like sequential or parallel and substitute in the Little-JIL substeps for each step. The substeps of the parallel aggregate step are, for example, parallel posted, parallel started, parallel terminated and parallel completed. The algorithms I used for these are below.</text:p>
      <text:p text:style-name="P34"/>
      <text:p text:style-name="P36"><text:span text:style-name="T18">Create </text:span>Leaf Template:</text:p>
      <text:p text:style-name="P25"/>
      <text:p text:style-name="P26"><text:span text:style-name="T7">public </text:span>ArrayList&lt;Vertex&gt; <text:span text:style-name="T13">leafTemplate</text:span>() {</text:p>
      <text:p text:style-name="P27"><text:span text:style-name="T8"/></text:p>
      <text:p text:style-name="P27"><text:span text:style-name="T7"><text:s text:c="4"/></text:span><text:span text:style-name="T16">// create the substeps</text:span></text:p>
      <text:p text:style-name="P27"><text:span text:style-name="T15"><text:s text:c="4"/></text:span><text:span text:style-name="T11">leafPosted = </text:span><text:span text:style-name="T8">new </text:span><text:span text:style-name="T11">Vertex()</text:span><text:span text:style-name="T8">;</text:span></text:p>
      <text:p text:style-name="P27"><text:span text:style-name="T7"><text:s text:c="4"/></text:span><text:span text:style-name="T11">leafStarted = </text:span><text:span text:style-name="T8">new </text:span><text:span text:style-name="T11">Vertex)</text:span><text:span text:style-name="T8">;</text:span></text:p>
      <text:p text:style-name="P27"><text:span text:style-name="T7"><text:s text:c="4"/></text:span><text:span text:style-name="T11">leafCompleted = </text:span><text:span text:style-name="T8">new </text:span><text:span text:style-name="T11">Vertex()</text:span><text:span text:style-name="T8">;</text:span></text:p>
      <text:p text:style-name="P27"><text:span text:style-name="T7"><text:s text:c="4"/></text:span><text:span text:style-name="T11">leafTerminated = </text:span><text:span text:style-name="T8">new </text:span><text:span text:style-name="T11">Vertex()</text:span><text:span text:style-name="T8">;</text:span></text:p>
      <text:p text:style-name="P27"><text:span text:style-name="T8"/></text:p>
      <text:p text:style-name="P27"><text:span text:style-name="T7"><text:s text:c="4"/></text:span><text:span text:style-name="T16">// remove the aggregate steps from its children and add the substeps</text:span></text:p>
      <text:p text:style-name="P27"><text:span text:style-name="T15"><text:s text:c="4"/></text:span><text:span text:style-name="T8">if </text:span><text:span text:style-name="T11">(children != </text:span><text:span text:style-name="T8">null</text:span><text:span text:style-name="T11">) {</text:span></text:p>
      <text:p text:style-name="P27"><text:s text:c="8"/><text:span text:style-name="T8">for </text:span><text:span text:style-name="T11">(Vertex child : children) {</text:span></text:p>
      <text:p text:style-name="P27"><text:s text:c="12"/><text:span text:style-name="T11">child.addParent(leafCompleted)</text:span><text:span text:style-name="T8">;</text:span></text:p>
      <text:p text:style-name="P27"><text:span text:style-name="T7"><text:s text:c="12"/></text:span><text:span text:style-name="T11">child.addParent(leafTerminated)</text:span><text:span text:style-name="T8">;</text:span></text:p>
      <text:p text:style-name="P27"><text:span text:style-name="T7"><text:s text:c="12"/></text:span><text:span text:style-name="T11">child.removeParent(vertex)</text:span><text:span text:style-name="T8">;</text:span></text:p>
      <text:p text:style-name="P27"><text:span text:style-name="T7"><text:s text:c="12"/></text:span><text:span text:style-name="T11">leafCompleted.addChild(child)</text:span><text:span text:style-name="T8">;</text:span></text:p>
      <text:p text:style-name="P27"><text:span text:style-name="T7"><text:s text:c="12"/></text:span><text:span text:style-name="T11">leafTerminated.addChild(child)</text:span><text:span text:style-name="T8">;</text:span></text:p>
      <text:p text:style-name="P27"><text:span text:style-name="T7"><text:s text:c="8"/></text:span><text:span text:style-name="T11">}</text:span></text:p>
      <text:p text:style-name="P27"><text:s text:c="4"/><text:span text:style-name="T11">}</text:span></text:p>
      <text:p text:style-name="P27"><text:span text:style-name="T11"/></text:p>
      <text:p text:style-name="P27"><text:s text:c="4"/><text:span text:style-name="T16">// mark which substeps are root/terminal</text:span></text:p>
      <text:p text:style-name="P27"><text:span text:style-name="T15"><text:s text:c="4"/></text:span><text:span text:style-name="T11">leafPosted.setIsTemplateRoot(</text:span><text:span text:style-name="T8">true</text:span><text:span text:style-name="T11">)</text:span><text:span text:style-name="T8">;</text:span></text:p>
      <text:p text:style-name="P27"><text:span text:style-name="T7"><text:s text:c="4"/></text:span><text:span text:style-name="T11">leafCompleted.setIsTemplateTerminal(</text:span><text:span text:style-name="T8">true</text:span><text:span text:style-name="T11">)</text:span><text:span text:style-name="T8">;</text:span></text:p>
      <text:p text:style-name="P27"><text:span text:style-name="T7"><text:s text:c="4"/></text:span><text:span text:style-name="T11">leafTerminated.setIsTemplateTerminal(</text:span><text:span text:style-name="T8">true</text:span><text:span text:style-name="T11">)</text:span><text:span text:style-name="T8">;</text:span></text:p>
      <text:p text:style-name="P27"><text:span text:style-name="T8"/></text:p>
      <text:p text:style-name="P27"><text:span text:style-name="T7"><text:s text:c="4"/></text:span><text:span text:style-name="T16">// hook up substeps to each other</text:span></text:p>
      <text:p text:style-name="P27"><text:span text:style-name="T15"><text:s text:c="4"/></text:span><text:span text:style-name="T11">leafPosted.addChild(leafStarted)</text:span><text:span text:style-name="T8">;</text:span></text:p>
      <text:p text:style-name="P27"><text:span text:style-name="T7"><text:s text:c="4"/></text:span><text:span text:style-name="T11">leafStarted.addChild(leafCompleted)</text:span><text:span text:style-name="T8">;</text:span></text:p>
      <text:p text:style-name="P27"><text:span text:style-name="T7"><text:s text:c="4"/></text:span><text:span text:style-name="T11">leafStarted.addChild(leafTerminated)</text:span><text:span text:style-name="T8">;</text:span></text:p>
      <text:p text:style-name="P27"><text:span text:style-name="T8"/></text:p>
      <text:p text:style-name="P27"><text:span text:style-name="T7"><text:s text:c="4"/></text:span><text:span text:style-name="T16">// set substeps' sibling numbers (for graph coordinate calculations)</text:span></text:p>
      <text:p text:style-name="P27"><text:span text:style-name="T15"><text:s text:c="4"/></text:span><text:span text:style-name="T11">leafPosted.setSiblingNum(</text:span><text:span text:style-name="T12">0</text:span><text:span text:style-name="T11">)</text:span><text:span text:style-name="T8">;</text:span></text:p>
      <text:p text:style-name="P27"><text:span text:style-name="T7"><text:s text:c="4"/></text:span><text:span text:style-name="T11">leafStarted.setSiblingNum(</text:span><text:span text:style-name="T12">0</text:span><text:span text:style-name="T11">)</text:span><text:span text:style-name="T8">;</text:span></text:p>
      <text:p text:style-name="P27"><text:span text:style-name="T7"><text:s text:c="4"/></text:span><text:span text:style-name="T11">leafCompleted.setSiblingNum(</text:span><text:span text:style-name="T12">0</text:span><text:span text:style-name="T11">)</text:span><text:span text:style-name="T8">;</text:span></text:p>
      <text:p text:style-name="P27"><text:span text:style-name="T7"><text:s text:c="4"/></text:span><text:span text:style-name="T11">leafTerminated.setSiblingNum(</text:span><text:span text:style-name="T12">1</text:span><text:span text:style-name="T11">)</text:span><text:span text:style-name="T8">;</text:span></text:p>
      <text:p text:style-name="P27"><text:span text:style-name="T8"/></text:p>
      <text:p text:style-name="P27"><text:span text:style-name="T7"><text:s text:c="4"/></text:span><text:span text:style-name="T16">// set substeps' parent sibling nubmers</text:span></text:p>
      <text:p text:style-name="P27"><text:span text:style-name="T15"><text:s text:c="4"/></text:span><text:span text:style-name="T11">leafPosted.setParentSiblingNum(vertex.getParentSiblingNum())</text:span><text:span text:style-name="T8">;</text:span></text:p>
      <text:p text:style-name="P27"><text:span text:style-name="T7"><text:s text:c="4"/></text:span><text:span text:style-name="T11">leafStarted.setParentSiblingNum(</text:span><text:span text:style-name="T12">0</text:span><text:span text:style-name="T11">)</text:span><text:span text:style-name="T8">;</text:span></text:p>
      <text:p text:style-name="P27"><text:span text:style-name="T7"><text:s text:c="4"/></text:span><text:span text:style-name="T11">leafCompleted.setParentSiblingNum(</text:span><text:span text:style-name="T12">0</text:span><text:span text:style-name="T11">)</text:span><text:span text:style-name="T8">;</text:span></text:p>
      <text:p text:style-name="P27"><text:soft-page-break/><text:span text:style-name="T7"><text:s text:c="4"/></text:span><text:span text:style-name="T11">leafTerminated.setParentSiblingNum(</text:span><text:span text:style-name="T12">0</text:span><text:span text:style-name="T11">)</text:span><text:span text:style-name="T8">;</text:span></text:p>
      <text:p text:style-name="P27"><text:span text:style-name="T8"/></text:p>
      <text:p text:style-name="P27"><text:span text:style-name="T7"><text:s text:c="4"/></text:span><text:span text:style-name="T16">// hook up substeps to aggregate step's parents</text:span></text:p>
      <text:p text:style-name="P27"><text:span text:style-name="T15"><text:s text:c="4"/></text:span><text:span text:style-name="T11">leafPosted.setParents(parents)</text:span><text:span text:style-name="T8">;</text:span></text:p>
      <text:p text:style-name="P27"><text:span text:style-name="T7"><text:s text:c="4"/></text:span><text:span text:style-name="T11">leafStarted.addParent(leafPosted)</text:span><text:span text:style-name="T8">;</text:span></text:p>
      <text:p text:style-name="P27"><text:span text:style-name="T7"><text:s text:c="4"/></text:span><text:span text:style-name="T11">leafCompleted.addParent(leafStarted)</text:span><text:span text:style-name="T8">;</text:span></text:p>
      <text:p text:style-name="P27"><text:span text:style-name="T7"><text:s text:c="4"/></text:span><text:span text:style-name="T11">leafTerminated.addParent(leafStarted)</text:span><text:span text:style-name="T8">;</text:span></text:p>
      <text:p text:style-name="P27"><text:span text:style-name="T8"/></text:p>
      <text:p text:style-name="P27"><text:span text:style-name="T7"><text:s text:c="4"/></text:span><text:span text:style-name="T16">// mark graph root in substeps, if exists</text:span></text:p>
      <text:p text:style-name="P27"><text:span text:style-name="T15"><text:s text:c="4"/></text:span><text:span text:style-name="T8">if </text:span><text:span text:style-name="T11">(vertexList.getRoot() == vertex) {</text:span></text:p>
      <text:p text:style-name="P27"><text:s text:c="8"/><text:span text:style-name="T11">vertexList.setRoot(leafPosted)</text:span><text:span text:style-name="T8">;</text:span></text:p>
      <text:p text:style-name="P27"><text:span text:style-name="T7"><text:s text:c="4"/></text:span><text:span text:style-name="T11">}</text:span></text:p>
      <text:p text:style-name="P27"><text:span text:style-name="T11"/></text:p>
      <text:p text:style-name="P27"><text:s text:c="4"/><text:span text:style-name="T16">// add labels to substeps, if exist</text:span></text:p>
      <text:p text:style-name="P27"><text:span text:style-name="T15"><text:s text:c="4"/></text:span><text:span text:style-name="T8">if </text:span><text:span text:style-name="T11">(vertex.getLabels() != </text:span><text:span text:style-name="T8">null</text:span><text:span text:style-name="T11">) {</text:span></text:p>
      <text:p text:style-name="P27"><text:s text:c="8"/><text:span text:style-name="T8">for </text:span><text:span text:style-name="T11">(Label label : vertex.getLabels()) {</text:span></text:p>
      <text:p text:style-name="P27"><text:s text:c="12"/><text:span text:style-name="T11">leafPosted.addLabel(label)</text:span><text:span text:style-name="T8">;</text:span></text:p>
      <text:p text:style-name="P27"><text:span text:style-name="T7"><text:s text:c="12"/></text:span><text:span text:style-name="T11">leafStarted.addLabel(label)</text:span><text:span text:style-name="T8">;</text:span></text:p>
      <text:p text:style-name="P27"><text:span text:style-name="T7"><text:s text:c="12"/></text:span><text:span text:style-name="T11">leafCompleted.addLabel(label)</text:span><text:span text:style-name="T8">;</text:span></text:p>
      <text:p text:style-name="P27"><text:span text:style-name="T7"><text:s text:c="8"/></text:span><text:span text:style-name="T11">}</text:span></text:p>
      <text:p text:style-name="P27"><text:s text:c="4"/><text:span text:style-name="T11">}</text:span></text:p>
      <text:p text:style-name="P27"><text:span text:style-name="T11"/></text:p>
      <text:p text:style-name="P27"><text:s text:c="4"/><text:span text:style-name="T16">// add substeps to a template array</text:span></text:p>
      <text:p text:style-name="P27"><text:span text:style-name="T15"><text:s text:c="4"/></text:span><text:span text:style-name="T11">leafTemplate = </text:span><text:span text:style-name="T8">new </text:span><text:span text:style-name="T11">ArrayList&lt;&gt;()</text:span><text:span text:style-name="T8">;</text:span></text:p>
      <text:p text:style-name="P27"><text:span text:style-name="T7"><text:s text:c="4"/></text:span><text:span text:style-name="T11">leafTemplate.add(leafPosted)</text:span><text:span text:style-name="T8">;</text:span></text:p>
      <text:p text:style-name="P27"><text:span text:style-name="T7"><text:s text:c="4"/></text:span><text:span text:style-name="T11">leafTemplate.add(leafStarted)</text:span><text:span text:style-name="T8">;</text:span></text:p>
      <text:p text:style-name="P27"><text:span text:style-name="T7"><text:s text:c="4"/></text:span><text:span text:style-name="T11">leafTemplate.add(leafCompleted)</text:span><text:span text:style-name="T8">;</text:span></text:p>
      <text:p text:style-name="P27"><text:span text:style-name="T7"><text:s text:c="4"/></text:span><text:span text:style-name="T11">leafTemplate.add(leafTerminated)</text:span><text:span text:style-name="T8">;</text:span></text:p>
      <text:p text:style-name="P27"><text:span text:style-name="T8"/></text:p>
      <text:p text:style-name="P27"><text:span text:style-name="T7"><text:s text:c="4"/></text:span><text:span text:style-name="T8">return </text:span><text:span text:style-name="T11">leafTemplate</text:span><text:span text:style-name="T8">;</text:span></text:p>
      <text:p text:style-name="P28">}</text:p>
      <text:p text:style-name="P38"><text:span text:style-name="T17">Swap In Template:<text:line-break/></text:span></text:p>
      <text:p text:style-name="P39"><text:span text:style-name="T8"/></text:p>
      <text:p text:style-name="P39"><text:span text:style-name="T8">private </text:span><text:span text:style-name="T11">VertexList </text:span><text:span text:style-name="T14">swapInSequencingTemplates</text:span><text:span text:style-name="T11">(VertexList origVertexList</text:span><text:span text:style-name="T8">, </text:span><text:span text:style-name="T11">Boolean getInterleavings) </text:span><text:span text:style-name="T8">throws </text:span><text:span text:style-name="T11">McdException {</text:span></text:p>
      <text:p text:style-name="P39"><text:span text:style-name="T8"/></text:p>
      <text:p text:style-name="P39"><text:span text:style-name="T8"><text:s text:c="4"/>// </text:span><text:span text:style-name="T9">get substeps for root</text:span></text:p>
      <text:p text:style-name="P27"><text:span text:style-name="T7"><text:s text:c="4"/></text:span><text:span text:style-name="T11">oldRoot = newVertexList.getRoot()</text:span><text:span text:style-name="T8">;</text:span></text:p>
      <text:p text:style-name="P27"><text:span text:style-name="T7"><text:s text:c="4"/></text:span><text:span text:style-name="T11">ArrayList&lt;Vertex&gt; template = getTemplate(oldRoot</text:span><text:span text:style-name="T8">, </text:span><text:span text:style-name="T11">newVertexList</text:span><text:span text:style-name="T8">, </text:span><text:span text:style-name="T11">getInterleavings)</text:span><text:span text:style-name="T8">;</text:span></text:p>
      <text:p text:style-name="P27"><text:span text:style-name="T7"><text:s text:c="4"/></text:span><text:span text:style-name="T11">newRoot = template.get(</text:span><text:span text:style-name="T12">0</text:span><text:span text:style-name="T11">)</text:span><text:span text:style-name="T8">;</text:span></text:p>
      <text:p text:style-name="P27"><text:span text:style-name="T8"/></text:p>
      <text:p text:style-name="P27"><text:span text:style-name="T8"><text:s text:c="4"/>// </text:span><text:span text:style-name="T9">remove old root</text:span></text:p>
      <text:p text:style-name="P27"><text:span text:style-name="T7"><text:s text:c="4"/></text:span><text:span text:style-name="T8">if </text:span><text:span text:style-name="T11">(oldRoot.getChildren() != </text:span><text:span text:style-name="T8">null</text:span><text:span text:style-name="T11">) {</text:span></text:p>
      <text:p text:style-name="P27"><text:s text:c="8"/><text:span text:style-name="T8">for </text:span><text:span text:style-name="T11">(Vertex child : oldRoot.getChildren()) {</text:span></text:p>
      <text:p text:style-name="P27"><text:s text:c="12"/><text:span text:style-name="T11">child.removeParent(oldRoot)</text:span><text:span text:style-name="T8">;</text:span></text:p>
      <text:p text:style-name="P27"><text:span text:style-name="T7"><text:s text:c="8"/></text:span><text:span text:style-name="T11">}</text:span></text:p>
      <text:p text:style-name="P27"><text:s text:c="8"/><text:span text:style-name="T11">newVertexList.removeVertex(oldRoot)</text:span><text:span text:style-name="T8">;</text:span></text:p>
      <text:p text:style-name="P27"><text:span text:style-name="T7"><text:s text:c="4"/></text:span><text:span text:style-name="T11">}</text:span></text:p>
      <text:p text:style-name="P27"><text:span text:style-name="T8"/></text:p>
      <text:p text:style-name="P27"><text:span text:style-name="T8"><text:s text:c="4"/>// </text:span><text:span text:style-name="T9">recursively crawl vertices and swap in templates </text:span></text:p>
      <text:p text:style-name="P27"><text:soft-page-break/><text:span text:style-name="T7"><text:s text:c="4"/></text:span><text:span text:style-name="T11">swapInSequencingTemplatesRecursive(newRoot</text:span><text:span text:style-name="T8">, </text:span><text:span text:style-name="T11">newVertexList</text:span><text:span text:style-name="T8">, </text:span><text:span text:style-name="T11">getInterleavings)</text:span><text:span text:style-name="T8">;</text:span></text:p>
      <text:p text:style-name="P27"><text:span text:style-name="T8"/></text:p>
      <text:p text:style-name="P27"><text:span text:style-name="T7"><text:s text:c="4"/></text:span><text:span text:style-name="T8">return </text:span><text:span text:style-name="T11">newVertexList</text:span><text:span text:style-name="T8">;</text:span></text:p>
      <text:p text:style-name="P24">}</text:p>
      <text:p text:style-name="P24"/>
      <text:p text:style-name="P24"><text:span text:style-name="T7">private </text:span>VertexList <text:span text:style-name="T13">swapInSequencingTemplatesRecursive</text:span>(Vertex vertex<text:span text:style-name="T7">, </text:span>VertexList vertexList<text:span text:style-name="T7">, </text:span>Boolean getInterleavings) <text:span text:style-name="T7">throws </text:span>McdException {</text:p>
      <text:p text:style-name="P24"/>
      <text:p text:style-name="P27"><text:s text:c="4"/><text:span text:style-name="T11">ArrayList&lt;Vertex&gt; children = vertex.getChildren()</text:span><text:span text:style-name="T8">;</text:span></text:p>
      <text:p text:style-name="P27"><text:span text:style-name="T7"><text:s text:c="4"/></text:span><text:span text:style-name="T11">vertex.setVisited(</text:span><text:span text:style-name="T8">true</text:span><text:span text:style-name="T11">)</text:span><text:span text:style-name="T8">;</text:span></text:p>
      <text:p text:style-name="P27"><text:span text:style-name="T7"><text:s text:c="4"/></text:span><text:span text:style-name="T10">vertexToRevisit </text:span><text:span text:style-name="T11">= </text:span><text:span text:style-name="T8">null;</text:span></text:p>
      <text:p text:style-name="P27"><text:span text:style-name="T7"><text:s text:c="4"/></text:span><text:span text:style-name="T11">ArrayList&lt;ArrayList&lt;Vertex&gt;&gt; templatesToSwapIn = </text:span><text:span text:style-name="T8">new </text:span><text:span text:style-name="T11">ArrayList&lt;ArrayList&lt;Vertex&gt;&gt;()</text:span><text:span text:style-name="T8">;</text:span></text:p>
      <text:p text:style-name="P27"><text:span text:style-name="T7"><text:s text:c="4"/></text:span><text:span text:style-name="T8">if </text:span><text:span text:style-name="T11">(children != </text:span><text:span text:style-name="T8">null</text:span><text:span text:style-name="T11">) {</text:span></text:p>
      <text:p text:style-name="P27"><text:s text:c="8"/><text:span text:style-name="T11">ArrayList&lt;Vertex&gt; childrenToRemove = </text:span><text:span text:style-name="T8">new </text:span><text:span text:style-name="T11">ArrayList&lt;&gt;()</text:span><text:span text:style-name="T8">;</text:span></text:p>
      <text:p text:style-name="P27"><text:span text:style-name="T8"/></text:p>
      <text:p text:style-name="P27"><text:span text:style-name="T7"><text:s text:c="8"/></text:span><text:span text:style-name="T16">// breadth first, swap in templates for all children</text:span></text:p>
      <text:p text:style-name="P27"><text:span text:style-name="T15"><text:s text:c="8"/></text:span><text:span text:style-name="T8">for </text:span><text:span text:style-name="T11">(Vertex child : children) {</text:span></text:p>
      <text:p text:style-name="P27"><text:s text:c="12"/><text:span text:style-name="T8">if </text:span><text:span text:style-name="T11">(child.getIsOriginal()) {</text:span></text:p>
      <text:p text:style-name="P27"><text:s text:c="16"/><text:span text:style-name="T11">Vertex childToRemove = child</text:span><text:span text:style-name="T8">;</text:span></text:p>
      <text:p text:style-name="P27"><text:span text:style-name="T7"><text:s text:c="16"/></text:span><text:span text:style-name="T11">ArrayList&lt;Vertex&gt; templateToSwapIn = getTemplate(child</text:span><text:span text:style-name="T8">, </text:span><text:span text:style-name="T11">vertexList</text:span><text:span text:style-name="T8">, </text:span><text:span text:style-name="T11">getInterleavings)</text:span><text:span text:style-name="T8">;</text:span></text:p>
      <text:p text:style-name="P27"><text:span text:style-name="T7"><text:s text:c="16"/></text:span><text:span text:style-name="T11">templatesToSwapIn.add(templateToSwapIn)</text:span><text:span text:style-name="T8">;</text:span></text:p>
      <text:p text:style-name="P27"><text:span text:style-name="T7"><text:s text:c="16"/></text:span><text:span text:style-name="T11">childToRemove.setTemplateToSwapIn(templateToSwapIn)</text:span><text:span text:style-name="T8">;</text:span></text:p>
      <text:p text:style-name="P27"><text:span text:style-name="T7"><text:s text:c="16"/></text:span><text:span text:style-name="T11">childrenToRemove.add(childToRemove)</text:span><text:span text:style-name="T8">;</text:span></text:p>
      <text:p text:style-name="P27"><text:span text:style-name="T7"><text:s text:c="16"/></text:span><text:span text:style-name="T10">numVerticesSwapped</text:span><text:span text:style-name="T11">++</text:span><text:span text:style-name="T8">;</text:span></text:p>
      <text:p text:style-name="P27"><text:span text:style-name="T7"><text:s text:c="12"/></text:span><text:span text:style-name="T11">}</text:span></text:p>
      <text:p text:style-name="P27"><text:s text:c="8"/><text:span text:style-name="T11">}</text:span></text:p>
      <text:p text:style-name="P27"><text:span text:style-name="T11"/></text:p>
      <text:p text:style-name="P27"><text:s text:c="8"/><text:span text:style-name="T16">// remove original vertices that were replaced by template vertices</text:span></text:p>
      <text:p text:style-name="P27"><text:span text:style-name="T15"><text:s text:c="8"/></text:span><text:span text:style-name="T8">for </text:span><text:span text:style-name="T11">(Vertex childToRemove : childrenToRemove) {</text:span></text:p>
      <text:p text:style-name="P27"><text:s text:c="12"/><text:span text:style-name="T16">// remove the vertex</text:span></text:p>
      <text:p text:style-name="P27"><text:span text:style-name="T15"><text:s text:c="12"/></text:span><text:span text:style-name="T11">vertex.removeChild(childToRemove)</text:span><text:span text:style-name="T8">;</text:span></text:p>
      <text:p text:style-name="P27"><text:span text:style-name="T7"><text:s text:c="12"/></text:span><text:span text:style-name="T11">vertexList.removeVertex(childToRemove)</text:span><text:span text:style-name="T8">;</text:span></text:p>
      <text:p text:style-name="P27"><text:span text:style-name="T7"><text:s text:c="12"/></text:span><text:span text:style-name="T11">Vertex thisVertex = childToRemove</text:span><text:span text:style-name="T8">;</text:span></text:p>
      <text:p text:style-name="P27"><text:span text:style-name="T8"/></text:p>
      <text:p text:style-name="P27"><text:span text:style-name="T7"><text:s text:c="12"/></text:span><text:span text:style-name="T16">// remove the vertex from vertex's parents' children</text:span></text:p>
      <text:p text:style-name="P27"><text:span text:style-name="T15"><text:s text:c="12"/></text:span><text:span text:style-name="T11">ArrayList&lt;Vertex&gt; theseParents = thisVertex.getParents()</text:span><text:span text:style-name="T8">;</text:span></text:p>
      <text:p text:style-name="P27"><text:span text:style-name="T7"><text:s text:c="12"/></text:span><text:span text:style-name="T8">for </text:span><text:span text:style-name="T11">(Vertex parent : theseParents) {</text:span></text:p>
      <text:p text:style-name="P27"><text:s text:c="16"/><text:span text:style-name="T11">ArrayList&lt;Vertex&gt; parentsChildren = parent.getChildren()</text:span><text:span text:style-name="T8">;</text:span></text:p>
      <text:p text:style-name="P27"><text:span text:style-name="T7"><text:s text:c="16"/></text:span><text:span text:style-name="T11">parentsChildren.remove(vertex)</text:span><text:span text:style-name="T8">;</text:span></text:p>
      <text:p text:style-name="P27"><text:span text:style-name="T7"><text:s text:c="12"/></text:span><text:span text:style-name="T11">}</text:span></text:p>
      <text:p text:style-name="P27"><text:span text:style-name="T11"/></text:p>
      <text:p text:style-name="P27"><text:s text:c="12"/><text:span text:style-name="T16">// remove the vertex from vertex's childrens' parents</text:span></text:p>
      <text:p text:style-name="P27"><text:span text:style-name="T15"><text:s text:c="12"/></text:span><text:span text:style-name="T11">ArrayList&lt;Vertex&gt; theseChildren = thisVertex.getChildren()</text:span><text:span text:style-name="T8">;</text:span></text:p>
      <text:p text:style-name="P27"><text:span text:style-name="T7"><text:s text:c="12"/></text:span><text:span text:style-name="T8">for </text:span><text:span text:style-name="T11">(Vertex child : theseChildren) {</text:span></text:p>
      <text:p text:style-name="P27"><text:s text:c="16"/><text:span text:style-name="T11">ArrayList&lt;Vertex&gt; childrensParents = child.getParents()</text:span><text:span text:style-name="T8">;</text:span></text:p>
      <text:p text:style-name="P27"><text:span text:style-name="T7"><text:s text:c="16"/></text:span><text:span text:style-name="T11">childrensParents.remove(vertex)</text:span><text:span text:style-name="T8">;</text:span></text:p>
      <text:p text:style-name="P27"><text:span text:style-name="T7"><text:s text:c="12"/></text:span><text:span text:style-name="T11">}</text:span></text:p>
      <text:p text:style-name="P27"><text:s text:c="8"/><text:span text:style-name="T11">}</text:span></text:p>
      <text:p text:style-name="P27"><text:span text:style-name="T11"/></text:p>
      <text:p text:style-name="P27"><text:s text:c="8"/><text:span text:style-name="T16">// hookup templates to vertexList</text:span></text:p>
      <text:p text:style-name="P27"><text:span text:style-name="T15"><text:s text:c="8"/></text:span><text:span text:style-name="T8">for </text:span><text:span text:style-name="T11">(Vertex childToRemove : childrenToRemove) {</text:span></text:p>
      <text:p text:style-name="P27"><text:soft-page-break/><text:s text:c="12"/><text:span text:style-name="T11">ArrayList&lt;Vertex&gt; templateToSwapIn = childToRemove.getTemplateToSwapIn()</text:span><text:span text:style-name="T8">;</text:span></text:p>
      <text:p text:style-name="P27"><text:span text:style-name="T7"><text:s text:c="12"/></text:span><text:span text:style-name="T8">for </text:span><text:span text:style-name="T11">(Vertex templateVertex : templateToSwapIn) {</text:span></text:p>
      <text:p text:style-name="P27"><text:s text:c="16"/><text:span text:style-name="T11">Vertex templateRoot = </text:span><text:span text:style-name="T8">null;</text:span></text:p>
      <text:p text:style-name="P27"><text:span text:style-name="T7"><text:s text:c="16"/></text:span><text:span text:style-name="T16">// if template root, hook up to vertex</text:span></text:p>
      <text:p text:style-name="P27"><text:span text:style-name="T15"><text:s text:c="16"/></text:span><text:span text:style-name="T8">if </text:span><text:span text:style-name="T11">(templateVertex.getIsTemplateRoot() != </text:span><text:span text:style-name="T8">null </text:span><text:span text:style-name="T11">&amp;&amp; templateVertex.getIsTemplateRoot()) {</text:span></text:p>
      <text:p text:style-name="P27"><text:s text:c="20"/><text:span text:style-name="T11">templateRoot = templateVertex</text:span><text:span text:style-name="T8">;</text:span></text:p>
      <text:p text:style-name="P27"><text:span text:style-name="T7"><text:s text:c="20"/></text:span><text:span text:style-name="T11">vertex.addChild(templateRoot)</text:span><text:span text:style-name="T8">;</text:span></text:p>
      <text:p text:style-name="P27"><text:span text:style-name="T7"><text:s text:c="20"/></text:span><text:span text:style-name="T11">templateRoot.addParent(vertex)</text:span><text:span text:style-name="T8">;</text:span></text:p>
      <text:p text:style-name="P27"><text:span text:style-name="T7"><text:s text:c="16"/></text:span><text:span text:style-name="T11">}</text:span></text:p>
      <text:p text:style-name="P27"><text:s text:c="16"/><text:span text:style-name="T11">vertexList.addVertex(templateVertex)</text:span><text:span text:style-name="T8">;</text:span></text:p>
      <text:p text:style-name="P27"><text:span text:style-name="T7"><text:s text:c="12"/></text:span><text:span text:style-name="T11">}</text:span></text:p>
      <text:p text:style-name="P27"><text:s text:c="8"/><text:span text:style-name="T11">}</text:span></text:p>
      <text:p text:style-name="P27"><text:span text:style-name="T11"/></text:p>
      <text:p text:style-name="P27"><text:s text:c="8"/><text:span text:style-name="T16">// mark template children to fix</text:span></text:p>
      <text:p text:style-name="P27"><text:span text:style-name="T15"><text:s text:c="8"/></text:span><text:span text:style-name="T8">for </text:span><text:span text:style-name="T11">(ArrayList&lt;Vertex&gt; templateSwappedIn : templatesToSwapIn) {</text:span></text:p>
      <text:p text:style-name="P27"><text:s text:c="12"/><text:span text:style-name="T8">for </text:span><text:span text:style-name="T11">(Vertex vertexSwappedIn : templateSwappedIn) {</text:span></text:p>
      <text:p text:style-name="P27"><text:s text:c="16"/><text:span text:style-name="T8">if </text:span><text:span text:style-name="T11">(vertexSwappedIn.getChildren() != </text:span><text:span text:style-name="T8">null</text:span><text:span text:style-name="T11">) {</text:span></text:p>
      <text:p text:style-name="P27"><text:s text:c="20"/><text:span text:style-name="T11">ArrayList&lt;Vertex&gt; vertexSwappedInsChildren = vertexSwappedIn.getChildren()</text:span><text:span text:style-name="T8">;</text:span></text:p>
      <text:p text:style-name="P27"><text:span text:style-name="T7"><text:s text:c="20"/></text:span><text:span text:style-name="T8">for </text:span><text:span text:style-name="T11">(Vertex vertexSwappedInsChild : vertexSwappedInsChildren) {</text:span></text:p>
      <text:p text:style-name="P27"><text:s text:c="24"/><text:span text:style-name="T8">if </text:span><text:span text:style-name="T11">(vertexSwappedInsChild.getIsOriginal()) { </text:span><text:span text:style-name="T16">// not sure if isOriginal is the right logic - looking for pre-template swap vertices here that should have been replaced when a template swapped in</text:span></text:p>
      <text:p text:style-name="P27"><text:span text:style-name="T15"><text:s text:c="28"/></text:span><text:span text:style-name="T8">if </text:span><text:span text:style-name="T11">(vertexSwappedIn.getTemplateToSwapIn() != </text:span><text:span text:style-name="T8">null </text:span><text:span text:style-name="T11">&amp;&amp; vertexSwappedIn.getTemplateToSwapIn().get(</text:span><text:span text:style-name="T12">0</text:span><text:span text:style-name="T11">) != </text:span><text:span text:style-name="T8">null</text:span><text:span text:style-name="T11">) {</text:span></text:p>
      <text:p text:style-name="P27"><text:s text:c="32"/><text:span text:style-name="T11">Vertex correctTemplateRootToSwapIn = vertexSwappedInsChild.getTemplateToSwapIn().get(</text:span><text:span text:style-name="T12">0</text:span><text:span text:style-name="T11">)</text:span><text:span text:style-name="T8">;</text:span></text:p>
      <text:p text:style-name="P27"><text:span text:style-name="T7"><text:s text:c="32"/></text:span><text:span text:style-name="T11">vertexSwappedIn.addChildToSwapIn(correctTemplateRootToSwapIn)</text:span><text:span text:style-name="T8">;</text:span></text:p>
      <text:p text:style-name="P27"><text:span text:style-name="T7"><text:s text:c="32"/></text:span><text:span text:style-name="T11">vertexSwappedIn.addChildToRemove(vertexSwappedInsChild)</text:span><text:span text:style-name="T8">;</text:span></text:p>
      <text:p text:style-name="P27"><text:span text:style-name="T7"><text:s text:c="28"/></text:span><text:span text:style-name="T11">}</text:span></text:p>
      <text:p text:style-name="P27"><text:s text:c="24"/><text:span text:style-name="T11">}</text:span></text:p>
      <text:p text:style-name="P27"><text:s text:c="20"/><text:span text:style-name="T11">}</text:span></text:p>
      <text:p text:style-name="P27"><text:s text:c="16"/><text:span text:style-name="T11">}</text:span></text:p>
      <text:p text:style-name="P27"><text:s text:c="12"/><text:span text:style-name="T11">}</text:span></text:p>
      <text:p text:style-name="P27"><text:s text:c="8"/><text:span text:style-name="T11">}</text:span></text:p>
      <text:p text:style-name="P27"><text:s text:c="8"/><text:span text:style-name="T16">// fix children (this is separate from marking children to fix because of concurrent modification errors)</text:span></text:p>
      <text:p text:style-name="P27"><text:span text:style-name="T15"><text:s text:c="8"/></text:span><text:span text:style-name="T8">for </text:span><text:span text:style-name="T11">(ArrayList&lt;Vertex&gt; templateSwappedIn : templatesToSwapIn) {</text:span></text:p>
      <text:p text:style-name="P27"><text:s text:c="12"/><text:span text:style-name="T8">for </text:span><text:span text:style-name="T11">(Vertex vertexSwappedIn : templateSwappedIn) {</text:span></text:p>
      <text:p text:style-name="P27"><text:s text:c="16"/><text:span text:style-name="T8">if </text:span><text:span text:style-name="T11">(vertexSwappedIn.getChildrenToSwapIn() != </text:span><text:span text:style-name="T8">null</text:span><text:span text:style-name="T11">) {</text:span></text:p>
      <text:p text:style-name="P27"><text:s text:c="20"/><text:span text:style-name="T11">ArrayList&lt;Vertex&gt; childrenToSwapIn = vertexSwappedIn.getChildrenToSwapIn()</text:span><text:span text:style-name="T8">;</text:span></text:p>
      <text:p text:style-name="P27"><text:span text:style-name="T7"><text:s text:c="20"/></text:span><text:span text:style-name="T8">for </text:span><text:span text:style-name="T11">(Vertex childToSwapIn : childrenToSwapIn) {</text:span></text:p>
      <text:p text:style-name="P27"><text:s text:c="24"/><text:span text:style-name="T11">vertexSwappedIn.addChild(childToSwapIn)</text:span><text:span text:style-name="T8">;</text:span></text:p>
      <text:p text:style-name="P27"><text:span text:style-name="T7"><text:s text:c="20"/></text:span><text:span text:style-name="T11">}</text:span></text:p>
      <text:p text:style-name="P27"><text:s text:c="16"/><text:span text:style-name="T11">}</text:span></text:p>
      <text:p text:style-name="P27"><text:s text:c="16"/><text:span text:style-name="T8">if </text:span><text:span text:style-name="T11">(vertexSwappedIn.getChildrenToRemove() != </text:span><text:span text:style-name="T8">null</text:span><text:span text:style-name="T11">) {</text:span></text:p>
      <text:p text:style-name="P27"><text:soft-page-break/><text:s text:c="20"/><text:span text:style-name="T11">ArrayList&lt;Vertex&gt; oldChildrenToRemove = vertexSwappedIn.getChildrenToRemove()</text:span><text:span text:style-name="T8">;</text:span></text:p>
      <text:p text:style-name="P27"><text:span text:style-name="T7"><text:s text:c="20"/></text:span><text:span text:style-name="T8">for </text:span><text:span text:style-name="T11">(Vertex childToRemove : oldChildrenToRemove) {</text:span></text:p>
      <text:p text:style-name="P27"><text:s text:c="24"/><text:span text:style-name="T11">vertexSwappedIn.removeChild(childToRemove)</text:span><text:span text:style-name="T8">;</text:span></text:p>
      <text:p text:style-name="P27"><text:span text:style-name="T7"><text:s text:c="20"/></text:span><text:span text:style-name="T11">}</text:span></text:p>
      <text:p text:style-name="P27"><text:s text:c="16"/><text:span text:style-name="T11">}</text:span></text:p>
      <text:p text:style-name="P27"><text:s text:c="12"/><text:span text:style-name="T11">}</text:span></text:p>
      <text:p text:style-name="P27"><text:s text:c="8"/><text:span text:style-name="T11">}</text:span></text:p>
      <text:p text:style-name="P27"><text:s text:c="4"/><text:span text:style-name="T11">}</text:span></text:p>
      <text:p text:style-name="P27"><text:s text:c="4"/><text:span text:style-name="T16">// run recursively on all children including the new template roots added</text:span></text:p>
      <text:p text:style-name="P27"><text:span text:style-name="T15"><text:s text:c="4"/></text:span><text:span text:style-name="T8">if </text:span><text:span text:style-name="T11">(getInterleavings || (!getInterleavings &amp;&amp; </text:span><text:span text:style-name="T10">numVerticesSwapped </text:span><text:span text:style-name="T11">&lt; </text:span><text:span text:style-name="T10">numVerticesInXmlList</text:span><text:span text:style-name="T11">)) {</text:span></text:p>
      <text:p text:style-name="P27"><text:s text:c="8"/><text:span text:style-name="T11">ArrayList&lt;Vertex&gt; newChildren = (vertex.getChildren() == </text:span><text:span text:style-name="T8">null</text:span><text:span text:style-name="T11">) ? </text:span><text:span text:style-name="T8">null </text:span><text:span text:style-name="T11">: vertex.getChildren()</text:span><text:span text:style-name="T8">;</text:span></text:p>
      <text:p text:style-name="P27"><text:span text:style-name="T7"><text:s text:c="8"/></text:span><text:span text:style-name="T8">if </text:span><text:span text:style-name="T11">(newChildren != </text:span><text:span text:style-name="T8">null</text:span><text:span text:style-name="T11">) {</text:span></text:p>
      <text:p text:style-name="P27"><text:s text:c="12"/><text:span text:style-name="T8">for </text:span><text:span text:style-name="T11">(Vertex newChild : newChildren) {</text:span></text:p>
      <text:p text:style-name="P27"><text:s text:c="16"/><text:span text:style-name="T11">swapInSequencingTemplatesRecursive(newChild</text:span><text:span text:style-name="T8">, </text:span><text:span text:style-name="T11">vertexList</text:span><text:span text:style-name="T8">, </text:span><text:span text:style-name="T11">getInterleavings)</text:span><text:span text:style-name="T8">;</text:span></text:p>
      <text:p text:style-name="P27"><text:span text:style-name="T7"><text:s text:c="12"/></text:span><text:span text:style-name="T11">}</text:span></text:p>
      <text:p text:style-name="P27"><text:s text:c="8"/><text:span text:style-name="T11">}</text:span></text:p>
      <text:p text:style-name="P27"><text:s text:c="4"/><text:span text:style-name="T11">}</text:span></text:p>
      <text:p text:style-name="P27"><text:s text:c="4"/><text:span text:style-name="T8">return </text:span><text:span text:style-name="T11">vertexList</text:span><text:span text:style-name="T8">;</text:span></text:p>
      <text:p text:style-name="P28">}</text:p>
      <text:p text:style-name="P37"/>
      <text:p text:style-name="P36"/>
      <text:p text:style-name="P43">LITERATURE CITED</text:p>
      <text:p text:style-name="P40"/>
      <text:p text:style-name="P41"><text:span text:style-name="T18">[1] </text:span><text:a xlink:type="simple" xlink:href="https://litfl.com/covid-3-step-approach-to-intubation/" text:style-name="Internet_20_link" text:visited-style-name="Visited_20_Internet_20_Link">https://litfl.com/covid-3-step-approach-to-intubation/</text:a> <text:span text:style-name="T18">accessed 4/8/20 (Covid-3-step-to-intubation-b.png in resources/misc/png folder in repo)</text:span></text:p>
      <text:p text:style-name="P41"/>
      <text:p text:style-name="P41"><text:span text:style-name="T18">[2] </text:span><text:a xlink:type="simple" xlink:href="https://infectioncontrol.ucsfmedicalcenter.org/sites/g/files/tkssra4681/f/UCSF%20Adult%20COVID%20draft%20management%20guidelines.pdf" text:style-name="Internet_20_link" text:visited-style-name="Visited_20_Internet_20_Link">https://infectioncontrol.ucsfmedicalcenter.org/sites/g/files/tkssra4681/f/UCSF%20Adult%20COVID%20draft%20management%20guidelines.pdf</text:a> <text:span text:style-name="T18">accessed 4/8/20 (UCSF Adult COVID draft management guidelines.pdf in resources/misc/pdf in rep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0</text:page-number></text:p>
      </style:footer>
    </style:master-page>
    <style:master-page style:name="First_20_Page" style:display-name="First Page" style:page-layout-name="Mpm2" style:next-style-name="Standard"/>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00:48:27.514732965</meta:creation-date>
    <meta:generator>LibreOffice/6.2.5.2$MacOSX_X86_64 LibreOffice_project/1ec314fa52f458adc18c4f025c545a4e8b22c159</meta:generator>
    <dc:date>2020-04-08T13:32:40.702852485</dc:date>
    <meta:editing-duration>P1DT16H20M20S</meta:editing-duration>
    <meta:editing-cycles>21</meta:editing-cycles>
    <meta:document-statistic meta:table-count="0" meta:image-count="0" meta:object-count="0" meta:page-count="12" meta:paragraph-count="235" meta:word-count="1355" meta:character-count="13336" meta:non-whitespace-character-count="10472"/>
  </office:meta>
</office:document-meta>
</file>